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normal" officeooo:rsid="0015a809" officeooo:paragraph-rsid="0015a809" style:font-weight-asian="normal" style:font-weight-complex="normal"/>
    </style:style>
    <style:style style:name="P2" style:family="paragraph" style:parent-style-name="Standard">
      <style:paragraph-properties fo:line-height="150%"/>
      <style:text-properties fo:font-weight="normal" officeooo:rsid="0016a17c" officeooo:paragraph-rsid="0016a17c" style:font-weight-asian="normal" style:font-weight-complex="normal"/>
    </style:style>
    <style:style style:name="P3" style:family="paragraph" style:parent-style-name="Standard">
      <style:paragraph-properties fo:line-height="150%"/>
      <style:text-properties fo:font-weight="normal" officeooo:rsid="00184728" officeooo:paragraph-rsid="00184728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weight="normal" officeooo:rsid="0018d8f2" officeooo:paragraph-rsid="0018d8f2" style:font-weight-asian="normal" style:font-weight-complex="normal"/>
    </style:style>
    <style:style style:name="P5" style:family="paragraph" style:parent-style-name="Standard">
      <style:paragraph-properties fo:line-height="150%"/>
      <style:text-properties fo:font-weight="normal" officeooo:rsid="00191298" officeooo:paragraph-rsid="00191298" style:font-weight-asian="normal" style:font-weight-complex="normal"/>
    </style:style>
    <style:style style:name="P6" style:family="paragraph" style:parent-style-name="Standard">
      <style:paragraph-properties fo:line-height="150%"/>
      <style:text-properties fo:font-weight="normal" officeooo:rsid="001931f8" officeooo:paragraph-rsid="001931f8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officeooo:rsid="001931f8" officeooo:paragraph-rsid="001931f8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weight="normal" officeooo:rsid="001931f8" officeooo:paragraph-rsid="001c249f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weight="normal" officeooo:rsid="001931f8" officeooo:paragraph-rsid="001c249f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weight="normal" officeooo:rsid="001b7c90" officeooo:paragraph-rsid="001b7c90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weight="normal" officeooo:rsid="001c249f" officeooo:paragraph-rsid="001c249f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officeooo:rsid="001d3e57" officeooo:paragraph-rsid="001d3e57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weight="normal" officeooo:rsid="0022a165" officeooo:paragraph-rsid="0022a165" style:font-weight-asian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weight="bold" officeooo:rsid="00191298" officeooo:paragraph-rsid="00191298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weight="bold" officeooo:rsid="00191298" officeooo:paragraph-rsid="00191298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weight="bold" officeooo:rsid="001931f8" officeooo:paragraph-rsid="001931f8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weight="bold" officeooo:rsid="001b7c90" officeooo:paragraph-rsid="001b7c90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officeooo:rsid="001c249f" officeooo:paragraph-rsid="001c249f" style:font-weight-asian="bold" style:font-weight-complex="bold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a809" style:font-weight-asian="bold" style:font-weight-complex="bold"/>
    </style:style>
    <style:style style:name="T3" style:family="text">
      <style:text-properties fo:font-weight="bold" officeooo:rsid="001c249f" style:font-weight-asian="bold" style:font-weight-complex="bold"/>
    </style:style>
    <style:style style:name="T4" style:family="text">
      <style:text-properties officeooo:rsid="0016a17c"/>
    </style:style>
    <style:style style:name="T5" style:family="text">
      <style:text-properties officeooo:rsid="00184728"/>
    </style:style>
    <style:style style:name="T6" style:family="text">
      <style:text-properties officeooo:rsid="0018d8f2"/>
    </style:style>
    <style:style style:name="T7" style:family="text">
      <style:text-properties officeooo:rsid="0019129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5a58" style:font-weight-asian="normal" style:font-weight-complex="normal"/>
    </style:style>
    <style:style style:name="T10" style:family="text">
      <style:text-properties officeooo:rsid="001b7c90"/>
    </style:style>
    <style:style style:name="T11" style:family="text">
      <style:text-properties officeooo:rsid="001c249f"/>
    </style:style>
    <style:style style:name="T12" style:family="text">
      <style:text-properties officeooo:rsid="001d3e57"/>
    </style:style>
    <style:style style:name="T13" style:family="text">
      <style:text-properties officeooo:rsid="001ecb86"/>
    </style:style>
    <style:style style:name="T14" style:family="text">
      <style:text-properties officeooo:rsid="00215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Paltform – Domain interview Questions</text:span></text:p>
      <text:p text:style-name="P19"/>
      <text:p text:style-name="P1">1. Define macro ? What is the use of it?</text:p>
      <text:p text:style-name="P1">2. Preprocessing stage operations ?</text:p>
      <text:p text:style-name="P1">3. Difference between function like macros and function defination ?</text:p>
      <text:p text:style-name="P1">4. Tool<text:span text:style-name="T13">s</text:span> to check whether the Macro is expanded properly or not ?</text:p>
      <text:p text:style-name="P2">5. Why main function is always in small alphabates ? MAIN() will it work ?</text:p>
      <text:p text:style-name="P1"><text:span text:style-name="T4">6</text:span>. How to find the invalid expressions in the code without using any tool ?</text:p>
      <text:p text:style-name="P1"><text:span text:style-name="T4">7</text:span>. Datatype ranges ?</text:p>
      <text:p text:style-name="P1"><text:span text:style-name="T4">8</text:span>. Bitwise operators working ?</text:p>
      <text:p text:style-name="P1"><text:span text:style-name="T4">9</text:span>. What is <text:span text:style-name="T1">arithmetic shifting </text:span>and <text:span text:style-name="T1">logical shifting </text:span>?</text:p>
      <text:p text:style-name="P1"><text:span text:style-name="T4">10</text:span>. Num = -31; num = num &gt;&gt; 2;print num value ? According to right shift operator a &gt;&gt; b = a/ 2 ^ b, i.e -31/4 = -7 but you will get -8 ..why ?</text:p>
      <text:p text:style-name="P1">1<text:span text:style-name="T4">1</text:span>. Explain storage classes and storage class specifier ?</text:p>
      <text:p text:style-name="P1">1<text:span text:style-name="T4">2</text:span>. Storage location<text:span text:style-name="T13">s</text:span> of <text:span text:style-name="T13">different</text:span> varibles ? After compil<text:span text:style-name="T13">ation</text:span> and after linking ?</text:p>
      <text:p text:style-name="P1">1<text:span text:style-name="T4">3</text:span>. define lifetime and scope ? Storage class specifiers lifetime and scope ?</text:p>
      <text:p text:style-name="P1">1<text:span text:style-name="T4">4</text:span>.</text:p>
      <text:p text:style-name="P1"><text:tab/>#include &lt;stdio.h&gt;</text:p>
      <text:p text:style-name="P1"><text:tab/>int num = 10;</text:p>
      <text:p text:style-name="P1"><text:tab/>int main( void )</text:p>
      <text:p text:style-name="P1"><text:tab/>{</text:p>
      <text:p text:style-name="P1"><text:tab/><text:tab/>int num = 20;</text:p>
      <text:p text:style-name="P1"><text:tab/><text:tab/>printf(“%d”, num);</text:p>
      <text:p text:style-name="P1"><text:tab/><text:tab/>return 0;</text:p>
      <text:p text:style-name="P1"><text:tab/>}</text:p>
      <text:p text:style-name="P1">What is the output ? If it is 20 , how to print the global variable value ?</text:p>
      <text:p text:style-name="P1"/>
      <text:p text:style-name="P1">1<text:span text:style-name="T4">5</text:span>. What is static storage class specifer tell about ?</text:p>
      <text:p text:style-name="P1">1<text:span text:style-name="T4">6</text:span>. Advantages of static varibles and static functions ?</text:p>
      <text:p text:style-name="P2">17. malloc and calloc ? With programs ?</text:p>
      <text:p text:style-name="P2">18. Advantage of malloc and calloc ?</text:p>
      <text:p text:style-name="P2">19. Difference between malloc and calloc ?</text:p>
      <text:p text:style-name="P2">20.</text:p>
      <text:p text:style-name="P2"><text:tab/><text:span text:style-name="T6">int *ptr = NULL;</text:span></text:p>
      <text:p text:style-name="P2"><text:tab/><text:span text:style-name="T6">int *ctr = NULL;</text:span></text:p>
      <text:p text:style-name="P2"><text:soft-page-break/><text:tab/>int num = 12;</text:p>
      <text:p text:style-name="P2"><text:tab/>int num1 <text:s/>= 10;</text:p>
      <text:p text:style-name="P2"/>
      <text:p text:style-name="P2"><text:tab/>ptr = <text:s/>(int *) malloc(num);</text:p>
      <text:p text:style-name="P2"><text:tab/>c<text:span text:style-name="T6">t</text:span>r = (int *) calloc (num<text:span text:style-name="T6">1</text:span>, <text:span text:style-name="T6">4</text:span>);</text:p>
      <text:p text:style-name="P2"><text:tab/></text:p>
      <text:p text:style-name="P2">will this code work ? If yes , tell me the reason ?</text:p>
      <text:p text:style-name="P2"/>
      <text:p text:style-name="P2">21. Explain <text:span text:style-name="T5">realloc ?</text:span></text:p>
      <text:p text:style-name="P3">22. Define volatile ? With small example ?</text:p>
      <text:p text:style-name="P3">23. <text:span text:style-name="T6">Difference between const int *ptr and int * const ptr ?</text:span></text:p>
      <text:p text:style-name="P4">24. Complicated declarations ?</text:p>
      <text:p text:style-name="P4">25. Gcc optimization levels ?</text:p>
      <text:p text:style-name="P4">26. Structure ands Unions ? Padding and packing ? Real time use of pack with 1 and pack with 2 ?</text:p>
      <text:p text:style-name="P4">27. If pack with 1 will give you less memory and pack with 4 will give you less time.Then what is the need of pack with 2 ?</text:p>
      <text:p text:style-name="P4">28. Find the Structure sizes ?</text:p>
      <text:p text:style-name="P4">29. Real time use of structures and unions ?</text:p>
      <text:p text:style-name="P4">30. <text:span text:style-name="T7">File operations</text:span></text:p>
      <text:p text:style-name="P5">31. what is FILE *fp means ?Tell <text:s/>me about “FILE” predefined datatype ? </text:p>
      <text:p text:style-name="P5">32. Opened file session<text:span text:style-name="T12">s</text:span> will automatically close after program termination ,Then what is the need of close or fclose ?</text:p>
      <text:p text:style-name="P5">33. Effects of not closing a file <text:span text:style-name="T12">session</text:span>?</text:p>
      <text:p text:style-name="P6">34. Write a wrapper function for malloc library function, whose return type shoule be void..</text:p>
      <text:p text:style-name="P6"><text:tab/>Void malloc_wrapper(...........) {</text:p>
      <text:p text:style-name="P6"><text:tab/><text:tab/>statements;</text:p>
      <text:p text:style-name="P6"><text:tab/>}</text:p>
      <text:p text:style-name="P6">35. Write a program to find the no of set bits in the given number ?</text:p>
      <text:p text:style-name="P12">36. Difference between else if and switch ?</text:p>
      <text:p text:style-name="P12">37. Difference between typedef and macro's ?</text:p>
      <text:p text:style-name="P13">38. What is typecasting ? What is implicit and explicit typecasting ? Expalin ?</text:p>
      <text:p text:style-name="P5"/>
      <text:p text:style-name="P14">Data structures</text:p>
      <text:p text:style-name="P15"><text:span text:style-name="T8">1. </text:span><text:span text:style-name="T9">need of s</text:span><text:span text:style-name="T8">earching techniques ?</text:span></text:p>
      <text:p text:style-name="P7">2. <text:s/><text:span text:style-name="T14">What is the need of <text:s/>s</text:span>orting techniques ?</text:p>
      <text:p text:style-name="P7"><text:soft-page-break/>3. Double linked list insertion at middle and insertion at end ?</text:p>
      <text:p text:style-name="P7">4. Explain about stack and queue ? Real time examples of stack and queue ?</text:p>
      <text:p text:style-name="P7">5. Which sorting algorithm you will choose ? And based on what conditons ?</text:p>
      <text:p text:style-name="P7">6. <text:s/>What is the need of data structures ?</text:p>
      <text:p text:style-name="P7">7. Why we need linked lists ? Real time example ?</text:p>
      <text:p text:style-name="P7"/>
      <text:p text:style-name="P16">OS and LINUX</text:p>
      <text:p text:style-name="P7">1. What is OS ?</text:p>
      <text:p text:style-name="P7">2. Need of OS ?</text:p>
      <text:p text:style-name="P7">3. Types of OS ?</text:p>
      <text:p text:style-name="P7">4. Explain about Real Time OS ?</text:p>
      <text:p text:style-name="P7">5. If you have a single resource and single user, at that time OS is needed or not ?</text:p>
      <text:p text:style-name="P7">6. What is signal ? Explain some Basic signals ?</text:p>
      <text:p text:style-name="P7">7. IPC mechanisms ?</text:p>
      <text:p text:style-name="P7">8. Why we need IPC's ?</text:p>
      <text:p text:style-name="P7">9. Tell me briefly about page fault exception and Segmentation fault ?</text:p>
      <text:p text:style-name="P7">10. <text:span text:style-name="T10">What are all the macro's we used in the device driver ? (like madule_init())</text:span></text:p>
      <text:p text:style-name="P10"/>
      <text:p text:style-name="P17">Networking</text:p>
      <text:p text:style-name="P10">1. OSI layers ?</text:p>
      <text:p text:style-name="P10">2. <text:span text:style-name="T11">E</text:span>xplain about LAN ?</text:p>
      <text:p text:style-name="P7"/>
      <text:p text:style-name="P9"><text:span text:style-name="T3">Tools</text:span></text:p>
      <text:p text:style-name="P8"><text:span text:style-name="T11">1. simple make file</text:span></text:p>
      <text:p text:style-name="P11">2. GDB commands and descriptions</text:p>
      <text:p text:style-name="P11">3. GCC commands and descriptions</text:p>
      <text:p text:style-name="P11"/>
      <text:p text:style-name="P18">SDLC</text:p>
      <text:p text:style-name="P11">1. What is SDLC ?</text:p>
      <text:p text:style-name="P11">2. Explain about each and every stage in SDLC ?</text:p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drasekhar </meta:initial-creator>
    <meta:creation-date>2017-01-02T10:27:52.011342475</meta:creation-date>
    <dc:date>2017-01-02T16:34:23.734642769</dc:date>
    <dc:creator>chendrasekhar </dc:creator>
    <meta:editing-duration>PT5H20M47S</meta:editing-duration>
    <meta:editing-cycles>9</meta:editing-cycles>
    <meta:generator>LibreOffice/4.2.4.2$Linux_x86 LibreOffice_project/420m0$Build-2</meta:generator>
    <meta:document-statistic meta:table-count="0" meta:image-count="0" meta:object-count="0" meta:page-count="3" meta:paragraph-count="88" meta:word-count="699" meta:character-count="3553" meta:non-whitespace-character-count="2911"/>
  </office:meta>
</office:document-meta>
</file>